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4f99" officeooo:paragraph-rsid="00124f99"/>
    </style:style>
    <style:style style:name="P2" style:family="paragraph" style:parent-style-name="Standard">
      <style:text-properties officeooo:rsid="00138e5b" officeooo:paragraph-rsid="00138e5b"/>
    </style:style>
    <style:style style:name="P3" style:family="paragraph" style:parent-style-name="Standard">
      <style:text-properties officeooo:rsid="0013df65" officeooo:paragraph-rsid="0013df65"/>
    </style:style>
    <style:style style:name="P4" style:family="paragraph" style:parent-style-name="Standard">
      <style:text-properties officeooo:paragraph-rsid="0013df65"/>
    </style:style>
    <style:style style:name="T1" style:family="text">
      <style:text-properties officeooo:rsid="0013df65"/>
    </style:style>
    <style:style style:name="T2" style:family="text">
      <style:text-properties fo:font-variant="normal" fo:text-transform="none" fo:color="#313131" style:font-name="Menlo" fo:font-size="7.19999980926514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DE JS</text:p>
      <text:p text:style-name="P1"/>
      <text:p text:style-name="P2">library needed for Node JS : Express script</text:p>
      <text:p text:style-name="P2"/>
      <text:p text:style-name="P2">to install ES:</text:p>
      <text:p text:style-name="P2">&gt;&gt; npm install express </text:p>
      <text:p text:style-name="P2"/>
      <text:p text:style-name="P2">we can add an additional parameter <text:s/>--save so that the dependecies are carried fwd when we transfer the project to another system</text:p>
      <text:p text:style-name="P2">&gt;&gt; npm install express --save</text:p>
      <text:p text:style-name="P2"/>
      <text:p text:style-name="P3">Install Nodemon whoich will restart the server everytime a file has been changed:</text:p>
      <text:p text:style-name="P4"><text:span text:style-name="T1">&gt;&gt;</text:span><text:span text:style-name="T2">npm install -g nodemon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1:26:21.970000000</meta:creation-date>
    <dc:date>2018-09-27T12:27:03.330000000</dc:date>
    <meta:editing-duration>PT1H41S</meta:editing-duration>
    <meta:editing-cycles>3</meta:editing-cycles>
    <meta:generator>LibreOffice/5.4.7.2$Windows_X86_64 LibreOffice_project/c838ef25c16710f8838b1faec480ebba495259d0</meta:generator>
    <meta:document-statistic meta:table-count="0" meta:image-count="0" meta:object-count="0" meta:page-count="1" meta:paragraph-count="8" meta:word-count="63" meta:character-count="350" meta:non-whitespace-character-count="295"/>
  </office:meta>
</office:document-meta>
</file>